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rcure</text:h>
      <text:list xml:id="list36536033" text:style-name="L1">
        <text:list-item>
          <text:p text:style-name="P1">Planète la plus proche du Soleil</text:p>
        </text:list-item>
        <text:list-item>
          <text:p text:style-name="P1">Plus petite du système solaire</text:p>
        </text:list-item>
        <text:list-item>
          <text:p text:style-name="P1">Tellurique comme la Terre</text:p>
        </text:list-item>
        <text:list-item>
          <text:p text:style-name="P1">Doit son nom au dieu romain Mercure.</text:p>
        </text:list-item>
        <text:list-item>
          <text:p text:style-name="P1">Ne possède aucun satellite naturel.</text:p>
        </text:list-item>
        <text:list-item>
          <text:p text:style-name="P1">Difficile à observer car proche du Soleil</text:p>
        </text:list-item>
      </text:list>
      <text:h text:style-name="Heading_20_1" text:outline-level="1">Vénus</text:h>
      <text:list xml:id="list36544780" text:style-name="L2">
        <text:list-item>
          <text:p text:style-name="P2">2e planète du système solaire</text:p>
        </text:list-item>
        <text:list-item>
          <text:p text:style-name="P2">Orbite autour du Soleil dure 224,7 jours.</text:p>
        </text:list-item>
        <text:list-item>
          <text:p text:style-name="P2">3e objet le plus brillant du ciel</text:p>
        </text:list-item>
        <text:list-item>
          <text:p text:style-name="P2">Très facile à repérer parmi les étoiles.</text:p>
        </text:list-item>
      </text:list>
      <text:h text:style-name="Heading_20_1" text:outline-level="1">Terre </text:h>
      <text:list xml:id="list36544262" text:style-name="L3">
        <text:list-item>
          <text:p text:style-name="P3">Troisième planète du système solaire</text:p>
        </text:list-item>
        <text:list-item>
          <text:p text:style-name="P3">Habitat de plusieurs millions d'espèces y compris les humains,</text:p>
        </text:list-item>
        <text:list-item>
          <text:p text:style-name="P3">S'est formée il y a environ 4,54 milliards d'années</text:p>
        </text:list-item>
        <text:list-item>
          <text:p text:style-name="P3">La vie y est apparue à sa surface en moins d'un milliard d'anné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Lachiver</meta:initial-creator>
    <meta:creation-date>2011-01-15T16:25:10.88</meta:creation-date>
    <dc:date>2011-01-15T16:44:21.96</dc:date>
    <dc:creator>Dominique Lachiver</dc:creator>
    <meta:editing-duration>PT3M36S</meta:editing-duration>
    <meta:editing-cycles>2</meta:editing-cycles>
    <meta:generator>OpenOffice.org/3.3$Win32 OpenOffice.org_project/330m19$Build-9561</meta:generator>
    <meta:document-statistic meta:table-count="0" meta:image-count="0" meta:object-count="0" meta:page-count="1" meta:paragraph-count="17" meta:word-count="113" meta:character-count="589"/>
  </office:meta>
</office:document-meta>
</file>